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3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fo:min-height="0.385cm"/>
    </style:style>
    <style:style style:name="gr3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651cm" svg:x="5.842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1.27cm" svg:x="2.54cm" svg:y="2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.27cm" svg:x="12.7cm" svg:y="4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0.635cm" svg:x="14.224cm" svg:y="4.82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27cm" svg:x="9.652cm" svg:y="5.4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635cm" svg:x="15.748cm" svg:y="6.731cm">
          <text:p text:style-name="P2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986cm" svg:height="0.635cm" svg:x="2.54cm" svg:y="7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24cm" svg:height="5.969cm" svg:x="17.272cm" svg:y="1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24cm" svg:height="0.635cm" svg:x="17.272cm" svg:y="7.36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24cm" svg:height="0.635cm" svg:x="11.176cm" svg:y="6.09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0.635cm" svg:x="2.667cm" svg:y="1.651cm">
          <text:p text:style-name="P2"><text:span text:style-name="T1">FMU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635cm" svg:x="0.508cm" svg:y="1.651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32cm" svg:height="0.635cm" svg:x="0.508cm" svg:y="2.286cm">
          <text:p text:style-name="P5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0.508cm" svg:y="4.19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32cm" svg:height="0.635cm" svg:x="0.508cm" svg:y="4.82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32cm" svg:height="0.635cm" svg:x="0.508cm" svg:y="5.46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32cm" svg:height="0.635cm" svg:x="0.508cm" svg:y="6.09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32cm" svg:height="0.635cm" svg:x="0.508cm" svg:y="6.73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32cm" svg:height="0.635cm" svg:x="0.508cm" svg:y="7.36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651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651cm" svg:height="0.635cm" svg:x="4.191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524cm" svg:height="0.635cm" svg:x="9.652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524cm" svg:height="0.635cm" svg:x="11.17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524cm" svg:height="0.635cm" svg:x="12.7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24cm" svg:height="0.635cm" svg:x="14.224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524cm" svg:height="0.635cm" svg:x="15.748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524cm" svg:height="0.635cm" svg:x="17.272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.54cm" svg:y1="1.651cm" svg:x2="2.54cm" svg:y2="8.001cm">
          <text:p/>
        </draw:line>
        <draw:line draw:style-name="gr30" draw:text-style-name="P3" draw:layer="layout" svg:x1="2.54cm" svg:y1="1.651cm" svg:x2="18.796cm" svg:y2="1.651cm">
          <text:p/>
        </draw:line>
        <draw:line draw:style-name="gr31" draw:text-style-name="P3" draw:layer="layout" svg:x1="2.54cm" svg:y1="8.001cm" svg:x2="18.796cm" svg:y2="8.001cm">
          <text:p/>
        </draw:line>
        <draw:line draw:style-name="gr31" draw:text-style-name="P3" draw:layer="layout" svg:x1="18.796cm" svg:y1="8.001cm" svg:x2="18.796cm" svg:y2="1.651cm">
          <text:p/>
        </draw:line>
        <draw:line draw:style-name="gr31" draw:text-style-name="P3" draw:layer="layout" svg:x1="2.54cm" svg:y1="6.731cm" svg:x2="15.748cm" svg:y2="6.731cm">
          <text:p/>
        </draw:line>
        <draw:line draw:style-name="gr31" draw:text-style-name="P3" draw:layer="layout" svg:x1="2.54cm" svg:y1="7.366cm" svg:x2="17.272cm" svg:y2="7.366cm">
          <text:p/>
        </draw:line>
        <draw:line draw:style-name="gr31" draw:text-style-name="P3" draw:layer="layout" svg:x1="17.272cm" svg:y1="7.366cm" svg:x2="17.272cm" svg:y2="1.651cm">
          <text:p/>
        </draw:line>
        <draw:frame draw:style-name="gr32" draw:text-style-name="P7" draw:layer="layout" svg:width="18.288cm" svg:height="0.683cm" svg:x="0.508cm" svg:y="8.128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33" draw:text-style-name="P4" draw:layer="layout" svg:width="1.524cm" svg:height="0.635cm" svg:x="9.652cm" svg:y="1.65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524cm" svg:height="0.635cm" svg:x="11.176cm" svg:y="1.65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24cm" svg:height="0.635cm" svg:x="9.652cm" svg:y="2.28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24cm" svg:height="0.635cm" svg:x="11.176cm" svg:y="2.28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24cm" svg:height="0.635cm" svg:x="14.224cm" svg:y="1.65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524cm" svg:height="0.635cm" svg:x="14.224cm" svg:y="6.09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5.748cm" svg:y1="6.731cm" svg:x2="15.748cm" svg:y2="1.778cm">
          <text:p/>
        </draw:line>
        <draw:custom-shape draw:style-name="gr39" draw:text-style-name="P4" draw:layer="layout" svg:width="1.905cm" svg:height="0.635cm" svg:x="5.842cm" svg:y="1.016cm">
          <text:p text:style-name="P3"><text:span text:style-name="T2">+DENORM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905cm" svg:height="0.635cm" svg:x="7.747cm" svg:y="1.016cm">
          <text:p text:style-name="P3"><text:span text:style-name="T2">-DENORM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2.032cm" svg:height="0.635cm" svg:x="0.508cm" svg:y="2.921cm">
          <text:p text:style-name="P5"><text:span text:style-name="T2">+DENORM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2.032cm" svg:height="0.635cm" svg:x="0.508cm" svg:y="3.556cm">
          <text:p text:style-name="P5"><text:span text:style-name="T2">-DENORM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524cm" svg:height="0.635cm" svg:x="14.224cm" svg:y="5.46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524cm" svg:height="0.635cm" svg:x="12.7cm" svg:y="5.46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524cm" svg:height="0.635cm" svg:x="12.7cm" svg:y="6.09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24cm" svg:height="0.635cm" svg:x="12.7cm" svg:y="1.65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.524cm" svg:height="0.635cm" svg:x="14.224cm" svg:y="2.28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524cm" svg:height="0.635cm" svg:x="12.7cm" svg:y="2.92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524cm" svg:height="0.635cm" svg:x="14.224cm" svg:y="2.92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524cm" svg:height="0.635cm" svg:x="12.7cm" svg:y="2.28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524cm" svg:height="0.635cm" svg:x="9.652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1.524cm" svg:height="0.635cm" svg:x="11.176cm" svg:y="2.92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1.524cm" svg:height="0.635cm" svg:x="9.652cm" svg:y="3.55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524cm" svg:height="0.635cm" svg:x="11.176cm" svg:y="3.55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1.524cm" svg:height="0.635cm" svg:x="11.176cm" svg:y="4.19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524cm" svg:height="0.635cm" svg:x="9.652cm" svg:y="4.82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524cm" svg:height="0.635cm" svg:x="9.652cm" svg:y="4.19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524cm" svg:height="0.635cm" svg:x="11.176cm" svg:y="4.82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.524cm" svg:height="0.635cm" svg:x="12.7cm" svg:y="3.55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.524cm" svg:height="0.635cm" svg:x="14.224cm" svg:y="3.55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2.54cm" svg:y1="2.921cm" svg:x2="5.842cm" svg:y2="2.921cm">
          <text:p/>
        </draw:line>
        <draw:line draw:style-name="gr31" draw:text-style-name="P3" draw:layer="layout" svg:x1="5.842cm" svg:y1="2.921cm" svg:x2="5.842cm" svg:y2="1.651cm">
          <text:p/>
        </draw:line>
        <draw:custom-shape draw:style-name="gr61" draw:text-style-name="P1" draw:layer="layout" svg:width="1.524cm" svg:height="0.635cm" svg:x="8.128cm" svg:y="3.556cm">
          <text:p text:style-name="P2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651cm" svg:height="0.635cm" svg:x="2.54cm" svg:y="4.19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.651cm" svg:height="0.635cm" svg:x="4.191cm" svg:y="4.82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.905cm" svg:height="0.635cm" svg:x="5.842cm" svg:y="4.19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1.905cm" svg:height="0.635cm" svg:x="7.747cm" svg:y="4.82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1.651cm" svg:height="0.635cm" svg:x="2.54cm" svg:y="4.82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651cm" svg:height="0.635cm" svg:x="4.191cm" svg:y="4.19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905cm" svg:height="0.635cm" svg:x="5.842cm" svg:y="4.82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905cm" svg:height="0.635cm" svg:x="7.747cm" svg:y="4.19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651cm" svg:height="0.635cm" svg:x="2.54cm" svg:y="5.46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1.651cm" svg:height="0.635cm" svg:x="2.54cm" svg:y="6.09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1.651cm" svg:height="0.635cm" svg:x="4.191cm" svg:y="5.46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651cm" svg:height="0.635cm" svg:x="4.191cm" svg:y="6.09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1.905cm" svg:height="0.635cm" svg:x="5.842cm" svg:y="5.46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905cm" svg:height="0.635cm" svg:x="7.747cm" svg:y="6.09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1.905cm" svg:height="0.635cm" svg:x="5.842cm" svg:y="6.09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905cm" svg:height="0.635cm" svg:x="7.747cm" svg:y="5.46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2:06:04</dc:date>
    <dc:creator>Yam </dc:creator>
    <meta:editing-duration>PT54M35S</meta:editing-duration>
    <meta:editing-cycles>30</meta:editing-cycles>
    <meta:generator>LibreOffice/3.5$Linux_x86 LibreOffice_project/350m1$Build-2</meta:generator>
    <meta:document-statistic meta:object-count="85"/>
  </office:meta>
</office:document-meta>
</file>